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74000004D941F5BBE141982F1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Afbeelding1" text:anchor-type="char" svg:width="6.9252in" svg:height="5.2016in" draw:z-index="0"><draw:image xlink:href="Pictures/1000000100000674000004D941F5BBE141982F1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9T02:42:48.537000000</dc:date>
    <meta:editing-duration>PT10M24S</meta:editing-duration>
    <meta:editing-cycles>14</meta:editing-cycles>
    <meta:generator>LibreOffice/7.3.7.2$Windows_X86_64 LibreOffice_project/e114eadc50a9ff8d8c8a0567d6da8f454beeb84f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